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666666" draw:marker-end="Arrow" draw:marker-end-width="0.3cm" draw:fill="none" draw:fill-color="#000000" draw:textarea-vertical-align="middle"/>
    </style:style>
    <style:style style:name="gr4" style:family="graphic" style:parent-style-name="standard">
      <style:graphic-properties svg:stroke-color="#000000" draw:fill="solid" draw:fill-color="#000000" draw:textarea-vertical-align="middle"/>
    </style:style>
    <style:style style:name="gr5" style:family="graphic" style:parent-style-name="Obiekt_20_bez_20_wypełnienia_20_i_20_bez_20_linii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omyślnie">
        <draw:custom-shape draw:style-name="gr1" draw:text-style-name="P1" xml:id="id3" draw:id="id3" draw:layer="layout" svg:width="0.7cm" svg:height="1.8cm" svg:x="8.4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7cm" svg:height="1.8cm" svg:x="8.4cm" svg:y="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2cm" svg:height="0.2cm" svg:x="6.1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2cm" svg:height="0.2cm" svg:x="10.9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2cm" svg:height="0.2cm" svg:x="8.65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0.2cm" svg:height="0.2cm" svg:x="10.9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2cm" svg:height="0.2cm" svg:x="6.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2cm" svg:height="0.2cm" svg:x="8.65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2cm" svg:y1="9.6cm" svg:x2="6.2cm" svg:y2="4cm" draw:start-shape="id1" draw:start-glue-point="4" draw:end-shape="id2" draw:end-glue-point="8" svg:d="M6200 9600v-5600" svg:viewBox="0 0 1 5601">
          <text:p/>
        </draw:connector>
        <draw:connector draw:style-name="gr4" draw:text-style-name="P1" draw:layer="layout" svg:x1="8.75cm" svg:y1="4.6cm" svg:x2="6.3cm" svg:y2="3.9cm" draw:start-shape="id3" draw:start-glue-point="0" draw:end-shape="id2" draw:end-glue-point="10" svg:d="M8750 4600v-700h-2450" svg:viewBox="0 0 2451 701">
          <text:p/>
        </draw:connector>
        <draw:connector draw:style-name="gr4" draw:text-style-name="P1" draw:layer="layout" svg:x1="6.3cm" svg:y1="9.7cm" svg:x2="8.75cm" svg:y2="9.2cm" draw:start-shape="id1" draw:start-glue-point="10" draw:end-shape="id4" draw:end-glue-point="2" svg:d="M6300 9700h1051v1h1399v-501" svg:viewBox="0 0 2451 502">
          <text:p/>
        </draw:connector>
        <draw:connector draw:style-name="gr4" draw:text-style-name="P1" draw:layer="layout" svg:x1="8.75cm" svg:y1="6.4cm" svg:x2="8.75cm" svg:y2="7.4cm" draw:start-shape="id3" draw:start-glue-point="2" draw:end-shape="id4" svg:d="M8750 6400v1000" svg:viewBox="0 0 1 1001">
          <text:p/>
        </draw:connector>
        <draw:connector draw:style-name="gr3" draw:text-style-name="P1" draw:layer="layout" draw:type="line" svg:x1="11cm" svg:y1="9.6cm" svg:x2="11cm" svg:y2="7cm" draw:start-shape="id5" draw:start-glue-point="4" draw:end-shape="id6" draw:end-glue-point="8" svg:d="M11000 9600v-2600" svg:viewBox="0 0 1 2601">
          <text:p/>
        </draw:connector>
        <draw:connector draw:style-name="gr4" draw:text-style-name="P1" draw:layer="layout" svg:x1="10.9cm" svg:y1="6.9cm" svg:x2="8.85cm" svg:y2="6.9cm" draw:start-shape="id6" draw:start-glue-point="6" draw:end-shape="id7" draw:end-glue-point="10" svg:d="M10900 6900h-2050" svg:viewBox="0 0 2051 1">
          <text:p/>
        </draw:connector>
        <draw:connector draw:style-name="gr4" draw:text-style-name="P1" draw:layer="layout" svg:x1="8.85cm" svg:y1="9.7cm" svg:x2="10.9cm" svg:y2="9.7cm" draw:start-shape="id8" draw:start-glue-point="10" draw:end-shape="id5" draw:end-glue-point="6" svg:d="M8850 9700h2050" svg:viewBox="0 0 2051 1">
          <text:p/>
        </draw:connector>
        <draw:frame draw:style-name="gr5" draw:text-style-name="P1" draw:layer="layout" svg:width="0.8cm" svg:height="1.1cm" svg:x="8.4cm" svg:y="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0.8cm" svg:height="1.1cm" svg:x="8.4cm" svg:y="7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1.771cm" svg:height="1.239cm" svg:x="4.5cm" svg:y="5.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" draw:layer="layout" svg:width="1.7cm" svg:height="1.1cm" svg:x="11.2cm" svg:y="7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3T16:01:35.516435189</meta:creation-date>
    <dc:date>2016-08-23T16:16:11.476996264</dc:date>
    <meta:editing-duration>PT4M4S</meta:editing-duration>
    <meta:editing-cycles>3</meta:editing-cycles>
    <meta:generator>LibreOffice/4.2.8.2$Linux_X86_64 LibreOffice_project/420m0$Build-2</meta:generator>
    <meta:document-statistic meta:object-count="19"/>
  </office:meta>
</office:document-meta>
</file>

<file path=Object 1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2/content.xml><?xml version="1.0" encoding="utf-8"?>
<math xmlns="http://www.w3.org/1998/Math/MathML" display="block">
  <semantics>
    <msub>
      <mi>R</mi>
      <mn>2</mn>
    </msub>
    <annotation encoding="StarMath 5.0">R_2
</annotation>
  </semantics>
</math>
</file>

<file path=Object 3/content.xml><?xml version="1.0" encoding="utf-8"?>
<math xmlns="http://www.w3.org/1998/Math/MathML" display="block">
  <semantics>
    <msub>
      <mi>U</mi>
      <mi mathvariant="italic">Zas</mi>
    </msub>
    <annotation encoding="StarMath 5.0">U_Zas</annotation>
  </semantics>
</math>
</file>

<file path=Object 4/content.xml><?xml version="1.0" encoding="utf-8"?>
<math xmlns="http://www.w3.org/1998/Math/MathML" display="block">
  <semantics>
    <msub>
      <mi>U</mi>
      <mi mathvariant="italic">Adc</mi>
    </msub>
    <annotation encoding="StarMath 5.0">U_Adc</annotation>
  </semantics>
</math>
</file>